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20000019840CF1378B56888D2.jpg" manifest:media-type="image/jpeg"/>
  <manifest:file-entry manifest:full-path="Pictures/100000000000019D0000002F19C6E35A1CA321F7.jpg" manifest:media-type="image/jpeg"/>
  <manifest:file-entry manifest:full-path="Pictures/100000000000033E00000190222B5FF0A00B0704.jpg" manifest:media-type="image/jpeg"/>
  <manifest:file-entry manifest:full-path="Pictures/10000000000001ED0000002B0EF2C05AE2C97547.jpg" manifest:media-type="image/jpeg"/>
  <manifest:file-entry manifest:full-path="Pictures/1000000000000251000000296E7CB6F3F26751A2.jpg" manifest:media-type="image/jpeg"/>
  <manifest:file-entry manifest:full-path="Pictures/100000000000033C000001328C24502E286D52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30.44mm" svg:height="11.38mm" draw:z-index="0"><draw:image xlink:href="Pictures/10000000000001ED0000002B0EF2C05AE2C97547.jpg" xlink:type="simple" xlink:show="embed" xlink:actuate="onLoad" loext:mime-type="image/jpeg"/></draw:frame><draw:frame draw:style-name="fr2" draw:name="Image2" text:anchor-type="paragraph" svg:x="-5.06mm" svg:y="20.94mm" svg:width="175.9mm" svg:height="65mm" draw:z-index="1"><draw:image xlink:href="Pictures/100000000000033C000001328C24502E286D5281.jpg" xlink:type="simple" xlink:show="embed" xlink:actuate="onLoad" loext:mime-type="image/jpeg"/></draw:frame><draw:frame draw:style-name="fr2" draw:name="Image3" text:anchor-type="paragraph" svg:x="1.32mm" svg:y="98.14mm" svg:width="156.9mm" svg:height="10.85mm" draw:z-index="2"><draw:image xlink:href="Pictures/1000000000000251000000296E7CB6F3F26751A2.jpg" xlink:type="simple" xlink:show="embed" xlink:actuate="onLoad" loext:mime-type="image/jpeg"/></draw:frame><draw:frame draw:style-name="fr2" draw:name="Image4" text:anchor-type="paragraph" svg:x="-5.04mm" svg:y="110.88mm" svg:width="175.9mm" svg:height="84.75mm" draw:z-index="3"><draw:image xlink:href="Pictures/100000000000033E00000190222B5FF0A00B0704.jpg" xlink:type="simple" xlink:show="embed" xlink:actuate="onLoad" loext:mime-type="image/jpeg"/></draw:frame></text:p>
      <text:p text:style-name="P1"><draw:frame draw:style-name="fr1" draw:name="Image5" text:anchor-type="paragraph" svg:width="109.27mm" svg:height="12.44mm" draw:z-index="4"><draw:image xlink:href="Pictures/100000000000019D0000002F19C6E35A1CA321F7.jpg" xlink:type="simple" xlink:show="embed" xlink:actuate="onLoad" loext:mime-type="image/jpeg"/></draw:frame><draw:frame draw:style-name="fr2" draw:name="Image6" text:anchor-type="paragraph" svg:x="-2.17mm" svg:y="13.95mm" svg:width="175.9mm" svg:height="86.04mm" draw:z-index="5"><draw:image xlink:href="Pictures/10000000000003420000019840CF1378B56888D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47:36.110303621</meta:creation-date>
    <dc:date>2019-06-18T17:54:21.141475905</dc:date>
    <meta:editing-duration>PT35S</meta:editing-duration>
    <meta:editing-cycles>2</meta:editing-cycles>
    <meta:generator>LibreOffice/6.2.4.2.0$Linux_X86_64 LibreOffice_project/2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